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Roboto Mono" svg:font-family="'Roboto Mono', 'Courier New', Courier, monospace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3c147c" officeooo:paragraph-rsid="003c147c"/>
    </style:style>
    <style:style style:name="P2" style:family="paragraph" style:parent-style-name="Preformatted_20_Text">
      <style:text-properties officeooo:rsid="003c147c" officeooo:paragraph-rsid="004098b9"/>
    </style:style>
    <style:style style:name="P3" style:family="paragraph" style:parent-style-name="Preformatted_20_Text">
      <style:text-properties officeooo:paragraph-rsid="003fdf27"/>
    </style:style>
    <style:style style:name="P4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3c147c"/>
    </style:style>
    <style:style style:name="P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4b1f32"/>
    </style:style>
    <style:style style:name="P8" style:family="paragraph" style:parent-style-name="Heading_20_2">
      <style:text-properties fo:color="#000000" style:font-name="Liberation Serif" fo:font-size="12pt" officeooo:paragraph-rsid="003c147c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3a74" officeooo:paragraph-rsid="003c147c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9f56d" officeooo:paragraph-rsid="0079f56d" style:font-size-asian="12pt" style:font-size-complex="12pt"/>
    </style:style>
    <style:style style:name="P11" style:family="paragraph" style:parent-style-name="Standard">
      <style:text-properties officeooo:paragraph-rsid="003c147c"/>
    </style:style>
    <style:style style:name="P12" style:family="paragraph" style:parent-style-name="Standard">
      <style:text-properties officeooo:paragraph-rsid="002676d9"/>
    </style:style>
    <style:style style:name="P13" style:family="paragraph" style:parent-style-name="Standard">
      <style:text-properties officeooo:rsid="004d3e72" officeooo:paragraph-rsid="004d3e72"/>
    </style:style>
    <style:style style:name="P14" style:family="paragraph" style:parent-style-name="Standard">
      <style:text-properties officeooo:paragraph-rsid="00527454"/>
    </style:style>
    <style:style style:name="P15" style:family="paragraph" style:parent-style-name="Standard">
      <style:text-properties officeooo:paragraph-rsid="00599774"/>
    </style:style>
    <style:style style:name="P16" style:family="paragraph" style:parent-style-name="Standard">
      <style:text-properties fo:color="#000000" style:font-name="Liberation Serif" fo:font-size="12pt" officeooo:rsid="0014e986" officeooo:paragraph-rsid="0014e986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paragraph-rsid="004d3e72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paragraph-rsid="0014e986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1fa034" officeooo:paragraph-rsid="0014e986" style:font-size-asian="12pt" style:font-size-complex="12pt"/>
    </style:style>
    <style:style style:name="P20" style:family="paragraph" style:parent-style-name="Standard">
      <style:text-properties fo:color="#000000" style:font-name="Liberation Serif" fo:font-size="12pt" officeooo:paragraph-rsid="004d2487" style:font-size-asian="12pt" style:font-size-complex="12pt"/>
    </style:style>
    <style:style style:name="P21" style:family="paragraph" style:parent-style-name="Standard">
      <style:text-properties fo:color="#000000" style:font-name="Liberation Serif" fo:font-size="12pt" officeooo:rsid="004d2487" officeooo:paragraph-rsid="004d2487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paragraph-rsid="00527454" style:font-size-asian="12pt" style:font-size-complex="12pt"/>
    </style:style>
    <style:style style:name="P23" style:family="paragraph" style:parent-style-name="Standard">
      <style:text-properties fo:color="#000000" style:font-name="Liberation Serif" fo:font-size="12pt" officeooo:paragraph-rsid="002676d9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officeooo:paragraph-rsid="003c147c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officeooo:paragraph-rsid="00599774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14pt" officeooo:rsid="0014e986" officeooo:paragraph-rsid="0014e986" style:font-size-asian="14pt" style:font-size-complex="14pt"/>
    </style:style>
    <style:style style:name="P27" style:family="paragraph" style:parent-style-name="Text_20_body">
      <style:text-properties fo:font-variant="normal" fo:text-transform="none" style:font-name="Menlo" fo:font-size="10pt" fo:letter-spacing="normal" fo:font-style="normal" fo:font-weight="normal" officeooo:rsid="00163a74" officeooo:paragraph-rsid="002676d9" style:font-size-asian="8.75pt" style:font-size-complex="10pt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4590" officeooo:paragraph-rsid="0079f56d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fo:font-weight="bold" officeooo:rsid="0061f46d" officeooo:paragraph-rsid="004d3e72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d2487" officeooo:paragraph-rsid="00527454" style:font-size-asian="12pt" style:font-size-complex="12pt" loext:padding="0cm" loext:border="none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27454" officeooo:paragraph-rsid="00527454" style:font-size-asian="12pt" style:font-size-complex="12pt" loext:padding="0cm" loext:border="none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27454" officeooo:paragraph-rsid="002676d9" style:font-size-asian="12pt" style:font-size-complex="12pt" loext:padding="0cm" loext:border="none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76d9" officeooo:paragraph-rsid="002676d9" style:font-size-asian="12pt" style:font-size-complex="12pt" loext:padding="0cm" loext:border="none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3a74" officeooo:paragraph-rsid="003c147c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9f56d" officeooo:paragraph-rsid="0079f56d" style:font-size-asian="12pt" style:font-size-complex="12pt"/>
    </style:style>
    <style:style style:name="T1" style:family="text">
      <style:text-properties officeooo:rsid="0014e986"/>
    </style:style>
    <style:style style:name="T2" style:family="text">
      <style:text-properties officeooo:rsid="001fa034"/>
    </style:style>
    <style:style style:name="T3" style:family="text">
      <style:text-properties fo:font-variant="normal" fo:text-transform="none" fo:letter-spacing="normal" fo:font-style="normal" fo:font-weight="normal" officeooo:rsid="00163a74"/>
    </style:style>
    <style:style style:name="T4" style:family="text">
      <style:text-properties fo:font-variant="normal" fo:text-transform="none" fo:letter-spacing="normal" fo:font-style="normal" fo:font-weight="normal" officeooo:rsid="00527454"/>
    </style:style>
    <style:style style:name="T5" style:family="text">
      <style:text-properties fo:font-variant="normal" fo:text-transform="none" fo:letter-spacing="normal" fo:font-style="normal" fo:font-weight="normal" officeooo:rsid="00527454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544e87"/>
    </style:style>
    <style:style style:name="T7" style:family="text">
      <style:text-properties fo:font-variant="normal" fo:text-transform="none" fo:letter-spacing="normal" fo:font-style="normal" fo:font-weight="normal" officeooo:rsid="004d2487" loext:padding="0cm" loext:border="none"/>
    </style:style>
    <style:style style:name="T8" style:family="text">
      <style:text-properties fo:font-variant="normal" fo:text-transform="none" fo:letter-spacing="normal" fo:font-style="normal" fo:font-weight="normal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50becf" loext:padding="0cm" loext:border="none"/>
    </style:style>
    <style:style style:name="T10" style:family="text">
      <style:text-properties fo:font-variant="normal" fo:text-transform="none" fo:letter-spacing="normal" fo:font-style="normal" fo:font-weight="normal" officeooo:rsid="0062e2c2"/>
    </style:style>
    <style:style style:name="T11" style:family="text">
      <style:text-properties fo:font-variant="normal" fo:text-transform="none" fo:letter-spacing="normal" fo:font-style="normal" fo:font-weight="normal" officeooo:rsid="0062e2c2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2676d9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38d60f" loext:padding="0cm" loext:border="none"/>
    </style:style>
    <style:style style:name="T14" style:family="text">
      <style:text-properties fo:font-variant="normal" fo:text-transform="none" fo:letter-spacing="normal" fo:font-style="normal" fo:font-weight="bold" officeooo:rsid="0061f46d" style:font-weight-asian="bold" style:font-weight-complex="bold" loext:padding="0cm" loext:border="none"/>
    </style:style>
    <style:style style:name="T15" style:family="text">
      <style:text-properties fo:font-variant="normal" fo:text-transform="none" fo:letter-spacing="normal" fo:font-style="normal" fo:font-weight="bold" officeooo:rsid="00527454" style:font-weight-asian="bold" style:font-weight-complex="bold" loext:padding="0cm" loext:border="none"/>
    </style:style>
    <style:style style:name="T16" style:family="text">
      <style:text-properties fo:font-variant="normal" fo:text-transform="none" fo:letter-spacing="normal" fo:font-style="normal" fo:font-weight="bold" officeooo:rsid="004d2487" style:font-weight-asian="bold" style:font-weight-complex="bold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527454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527454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62e2c2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676d9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63a74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63a74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544e87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3daad4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4b1f32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47c6ee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officeooo:rsid="0061f46d" style:font-size-asian="12pt" style:font-style-asian="normal" style:font-size-complex="12pt" style:font-style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font-weight="bold" style:font-size-asian="12pt" style:font-weight-asian="bold" style:font-size-complex="12pt" style:font-weight-complex="bold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style:font-size-asian="12pt" style:font-size-complex="12pt" loext:padding="0cm" loext:border="none"/>
    </style:style>
    <style:style style:name="T32" style:family="text">
      <style:text-properties officeooo:rsid="004d3e72"/>
    </style:style>
    <style:style style:name="T33" style:family="text">
      <style:text-properties officeooo:rsid="00544e87"/>
    </style:style>
    <style:style style:name="T34" style:family="text">
      <style:text-properties officeooo:rsid="00599774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4d3e72" style:font-weight-asian="bold" style:font-weight-complex="bold"/>
    </style:style>
    <style:style style:name="T37" style:family="text">
      <style:text-properties fo:font-weight="bold" officeooo:rsid="0061f46d" style:font-weight-asian="bold" style:font-weight-complex="bold"/>
    </style:style>
    <style:style style:name="T38" style:family="text">
      <style:text-properties officeooo:rsid="0061f46d"/>
    </style:style>
    <style:style style:name="T39" style:family="text">
      <style:text-properties officeooo:rsid="0062e2c2"/>
    </style:style>
    <style:style style:name="T40" style:family="text">
      <style:text-properties officeooo:rsid="0038d60f" loext:padding="0cm" loext:border="none"/>
    </style:style>
    <style:style style:name="T41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style:font-name="Liberation Serif" fo:font-size="12pt" fo:font-weight="bold" officeooo:rsid="0061f46d" style:font-size-asian="12pt" style:font-weight-asian="bold" style:font-size-complex="12pt" style:font-weight-complex="bold"/>
    </style:style>
    <style:style style:name="T43" style:family="text">
      <style:text-properties fo:color="#000000" style:font-name="Liberation Serif" fo:font-size="12pt" fo:font-weight="bold" officeooo:rsid="0038d60f" style:font-size-asian="12pt" style:font-weight-asian="bold" style:font-size-complex="12pt" style:font-weight-complex="bold" loext:padding="0cm" loext:border="none"/>
    </style:style>
    <style:style style:name="T44" style:family="text">
      <style:text-properties fo:color="#000000" style:font-name="Liberation Serif" fo:font-size="12pt" fo:font-weight="bold" officeooo:rsid="005b22a0" style:font-size-asian="12pt" style:font-weight-asian="bold" style:font-size-complex="12pt" style:font-weight-complex="bold"/>
    </style:style>
    <style:style style:name="T45" style:family="text">
      <style:text-properties fo:color="#000000" style:font-name="Liberation Serif" fo:font-size="12pt" style:font-size-asian="12pt" style:font-size-complex="12pt"/>
    </style:style>
    <style:style style:name="T46" style:family="text">
      <style:text-properties fo:color="#000000" style:font-name="Liberation Serif" fo:font-size="12pt" officeooo:rsid="0061f46d" style:font-size-asian="12pt" style:font-size-complex="12pt"/>
    </style:style>
    <style:style style:name="T47" style:family="text">
      <style:text-properties fo:color="#000000" style:font-name="Liberation Serif" fo:font-size="12pt" officeooo:rsid="0061f46d" style:font-size-asian="12pt" style:font-size-complex="12pt" loext:padding="0cm" loext:border="none"/>
    </style:style>
    <style:style style:name="T48" style:family="text">
      <style:text-properties fo:color="#000000" style:font-name="Liberation Serif" fo:font-size="12pt" officeooo:rsid="0062e2c2" style:font-size-asian="12pt" style:font-size-complex="12pt"/>
    </style:style>
    <style:style style:name="T49" style:family="text">
      <style:text-properties officeooo:rsid="00781f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KOLIDE/<text:span text:style-name="T49">FLEET(Server)</text:span></text:p>
      <text:p text:style-name="P30"/>
      <text:p text:style-name="P30"/>
      <text:p text:style-name="P17"><text:span text:style-name="T37">1.</text:span><text:span text:style-name="T36">First </text:span><text:span text:style-name="T35">you should update and upgrade the packages on they system</text:span></text:p>
      <text:p text:style-name="P17"><text:span text:style-name="T32"><text:tab/>1. </text:span>sudo apt-get update &amp;&amp; sudo apt-get -y upgrade</text:p>
      <text:p text:style-name="P30"/>
      <text:p text:style-name="P13"><text:span text:style-name="T42">2</text:span><text:span text:style-name="T46">.</text:span><text:span text:style-name="T41">Now make sure you have </text:span><text:span text:style-name="Strong_20_Emphasis"><text:span text:style-name="Emphasis"><text:span text:style-name="T41">curl</text:span></text:span></text:span><text:span text:style-name="T41"> installed as it is required for the getting Golang installed</text:span></text:p>
      <text:p text:style-name="P18"><text:span text:style-name="T1"><text:tab/>1. </text:span>sudo apt-get install -y curl</text:p>
      <text:p text:style-name="P16"/>
      <text:p text:style-name="P16"><text:span text:style-name="T37">3</text:span><text:span text:style-name="T38">.</text:span><text:span text:style-name="T35">To install go</text:span></text:p>
      <text:p text:style-name="P16"><text:tab/>1. <text:span text:style-name="T2">sudo apt-get update</text:span></text:p>
      <text:p text:style-name="P19"><text:s text:c="2"/><text:tab/><text:span text:style-name="T1">2. </text:span>sudo apt-get -y upgrade</text:p>
      <text:p text:style-name="P19"><text:s text:c="2"/><text:tab/><text:span text:style-name="T1">3. </text:span>curl -O https://storage.googleapis.com/golang/go1.11.2.linux-amd64.tar.gz</text:p>
      <text:p text:style-name="P19"><text:span text:style-name="T1"><text:tab/>4. </text:span>tar -xvf go1.11.2.linux-amd64.tar.gz</text:p>
      <text:p text:style-name="P19"><text:span text:style-name="T1"><text:tab/>5. </text:span>sudo mv go /usr/local</text:p>
      <text:p text:style-name="P18"><text:span text:style-name="T2"><text:tab/>6.</text:span>Setting your $GOPATH is critical for getting things to work!</text:p>
      <text:p text:style-name="P20"><text:span text:style-name="T2"><text:tab/><text:tab/>1</text:span><text:span text:style-name="T7">.PATH="$HOME/bin:$HOME/.local/bin:$PATH"</text:span></text:p>
      <text:p text:style-name="P21"><text:span text:style-name="T8"><text:s text:c="2"/><text:tab/><text:tab/></text:span><text:span text:style-name="T9">2</text:span><text:span text:style-name="T8">.export PATH=$PATH:/usr/local/go/bin</text:span></text:p>
      <text:p text:style-name="P21"><text:span text:style-name="T8"><text:s text:c="2"/><text:tab/><text:tab/></text:span><text:span text:style-name="T9">3</text:span><text:span text:style-name="T8">.export GOPATH=$HOME/go</text:span></text:p>
      <text:p text:style-name="P31"/>
      <text:p text:style-name="P22"><text:span text:style-name="T14">4. </text:span><text:span text:style-name="T15">To Install build essentials i.e, yarn</text:span><text:span text:style-name="T16"> </text:span><text:span text:style-name="T15">and npm</text:span></text:p>
      <text:p text:style-name="P22"><text:span text:style-name="T8"><text:tab/></text:span><text:span text:style-name="T11">1.</text:span><text:span text:style-name="T8">The version of yarn installed by cmdtest is incorrect. If you have it installed remove it <text:tab/>and follow the instructions below:</text:span></text:p>
      <text:p text:style-name="P22"><text:span text:style-name="T7"><text:tab/><text:tab/></text:span><text:span text:style-name="T8">sudo apt-get purge --auto-remove cmdtest</text:span></text:p>
      <text:p text:style-name="P22"><text:span text:style-name="T5"><text:tab/></text:span><text:span text:style-name="T11">2</text:span><text:span text:style-name="T5">.sudo apt-get install build-essential npm</text:span></text:p>
      <text:p text:style-name="P14"><text:span text:style-name="T18"><text:tab/></text:span><text:span text:style-name="T19">3</text:span><text:span text:style-name="T18">.curl -sS </text:span><text:a xlink:type="simple" xlink:href="https://dl.yarnpkg.com/debian/pubkey.gpg" text:style-name="Internet_20_link" text:visited-style-name="Visited_20_Internet_20_Link">https://dl.yarnpkg.com/debian/pubkey.gpg</text:a><text:span text:style-name="T18"> | sudo apt-key add -</text:span></text:p>
      <text:p text:style-name="P14"><text:span text:style-name="T18"><text:tab/></text:span><text:span text:style-name="T19">4</text:span><text:span text:style-name="T18">.echo "deb </text:span><text:a xlink:type="simple" xlink:href="https://dl.yarnpkg.com/debian/" text:style-name="Internet_20_link" text:visited-style-name="Visited_20_Internet_20_Link">https://dl.yarnpkg.com/debian/</text:a><text:span text:style-name="T18"> stable main" | sudo tee /etc/apt/sources.list.d/yarn.list</text:span></text:p>
      <text:p text:style-name="P32"><text:tab/>4.sudo apt-get update &amp;&amp; sudo apt-get install yarn</text:p>
      <text:p text:style-name="P32"><text:tab/>The version of yarn that was installed after I ran through these steps was:</text:p>
      <text:p text:style-name="P22"><text:span text:style-name="T7"><text:tab/><text:tab/></text:span><text:span text:style-name="T8">yarn --version</text:span></text:p>
      <text:p text:style-name="P14"><text:span text:style-name="Emphasis"><text:span text:style-name="T29"/></text:span></text:p>
      <text:p text:style-name="P14"><text:span text:style-name="Strong_20_Emphasis"><text:span text:style-name="Emphasis"><text:span text:style-name="Emphasis"><text:span text:style-name="T29">5.</text:span></text:span></text:span></text:span><text:span text:style-name="Emphasis"><text:span text:style-name="T29"> </text:span></text:span><text:span text:style-name="Strong_20_Emphasis"><text:span text:style-name="Emphasis"><text:span text:style-name="T30">Node.js</text:span></text:span></text:span><text:span text:style-name="T28"> is also required. For me the version that was installed by default was v4.2.6 which is incompatible with fleet.</text:span></text:p>
      <text:p text:style-name="P34"><text:tab/><text:tab/>nodejs --version</text:p>
      <text:p text:style-name="P23"><text:span text:style-name="T12"><text:tab/></text:span><text:span text:style-name="T11">1.</text:span><text:span text:style-name="T12">To upgrade or install Node.js </text:span><text:span text:style-name="T5">8</text:span><text:span text:style-name="T12"> run the following commands:</text:span></text:p>
      <text:p text:style-name="P34"><text:tab/></text:p>
      <text:p text:style-name="P12"><text:span text:style-name="T20"><text:tab/> <text:s text:c="5"/></text:span><text:span text:style-name="T18">1.</text:span><text:span text:style-name="T20">curl -sL </text:span><text:a xlink:type="simple" xlink:href="https://deb.nodesource.com/setup_9.x" text:style-name="Internet_20_link" text:visited-style-name="Visited_20_Internet_20_Link">https://deb.nodesource.com/setup_9.x</text:a><text:span text:style-name="T20"> | sudo -E bash -</text:span></text:p>
      <text:p text:style-name="P34"/>
      <text:p text:style-name="P23"><text:span text:style-name="T12"><text:s text:c="18"/></text:span><text:span text:style-name="T5">2.sudo apt-get install -y nodejs</text:span></text:p>
      <text:p text:style-name="P33"/>
      <text:p text:style-name="P27"><text:span text:style-name="Strong_20_Emphasis"><text:span text:style-name="Emphasis"><text:span text:style-name="T47">6. </text:span></text:span></text:span><text:span text:style-name="Strong_20_Emphasis"><text:span text:style-name="Emphasis"><text:span text:style-name="T43">Install Docker CE</text:span></text:span></text:span><text:span text:style-name="T43"> and </text:span><text:span text:style-name="Strong_20_Emphasis"><text:span text:style-name="Emphasis"><text:span text:style-name="T43">Docker Compose</text:span></text:span></text:span><text:span text:style-name="T43">. I used the the installation guide found on </text:span><text:a xlink:type="simple" xlink:href="https://docs.docker.com/install/linux/docker-ce/ubuntu/#set-up-the-repository" text:style-name="Internet_20_link" text:visited-style-name="Visited_20_Internet_20_Link">docker docks</text:a><text:span text:style-name="T43">.</text:span></text:p>
      <text:p text:style-name="P23"><text:span text:style-name="T13"><text:tab/></text:span><text:span text:style-name="T11">1.</text:span><text:span text:style-name="T40">Make sure you remove older versions of docker:</text:span></text:p>
      <text:p text:style-name="P23"><text:span text:style-name="T13"><text:tab/><text:tab/></text:span><text:span text:style-name="T5">1.</text:span><text:span text:style-name="T40">sudo apt-get remove docker docker-engine docker.io</text:span></text:p>
      <text:p text:style-name="P23"><text:span text:style-name="T13"><text:tab/></text:span><text:span text:style-name="T11">2.</text:span><text:span text:style-name="T40">Update the package index:</text:span></text:p>
      <text:p text:style-name="P24"><text:span text:style-name="T3"><text:tab/><text:tab/></text:span><text:span text:style-name="T4">1.</text:span>sudo apt-get update</text:p>
      <text:p text:style-name="P24"><text:span text:style-name="T3"><text:tab/></text:span><text:span text:style-name="T10">3.</text:span>Setup apt to use the docker repository over https.</text:p>
      <text:p text:style-name="P24"><text:span text:style-name="T3"><text:tab/><text:tab/></text:span><text:span text:style-name="T4">1.</text:span>sudo apt-get install apt-transport-https ca-certificates software-properties-common</text:p>
      <text:p text:style-name="P24"><text:span text:style-name="T3"><text:tab/></text:span><text:span text:style-name="T10">4.</text:span>Add the GPG key for the docker repo:</text:p>
      <text:p text:style-name="P11"><text:span text:style-name="T21"><text:tab/><text:tab/></text:span><text:span text:style-name="T17">1.</text:span><text:span text:style-name="T45">curl -fsSL </text:span><text:a xlink:type="simple" xlink:href="https://download.docker.com/linux/ubuntu/gpg" text:style-name="Internet_20_link" text:visited-style-name="Visited_20_Internet_20_Link">https://download.docker.com/linux/ubuntu/gpg</text:a><text:span text:style-name="T45"> | sudo apt-key add -</text:span></text:p>
      <text:p text:style-name="P24"><text:soft-page-break/><text:span text:style-name="T3"><text:tab/></text:span><text:span text:style-name="T10">5.</text:span>Verify the fingerprint of the key by searching for the last 8 characters:</text:p>
      <text:p text:style-name="P24"><text:span text:style-name="T3"><text:tab/><text:tab/></text:span><text:span text:style-name="T6">1.</text:span>sudo apt-key fingerprint 0EBFCD88</text:p>
      <text:p text:style-name="P24"><text:span text:style-name="T3"><text:tab/></text:span><text:span text:style-name="T10">6.</text:span>Now its time to add the "stable" docker repository. If you prefer you can add, edge or test.</text:p>
      <text:p text:style-name="P11"><text:span text:style-name="T21"><text:tab/><text:tab/></text:span><text:span text:style-name="T23">1.</text:span><text:span text:style-name="T45">sudo add-apt-repository "deb [arch=amd64] </text:span><text:a xlink:type="simple" xlink:href="https://download.docker.com/linux/ubuntu" text:style-name="Internet_20_link" text:visited-style-name="Visited_20_Internet_20_Link">https://download.docker.com/linux/ubuntu</text:a><text:span text:style-name="T45"> $(lsb_release -cs) stable"</text:span></text:p>
      <text:p text:style-name="P24"><text:span text:style-name="T3"><text:tab/></text:span><text:span text:style-name="T10">7.</text:span>Now we are ready to install Docker CE:</text:p>
      <text:p text:style-name="P24"><text:span text:style-name="T3"><text:tab/><text:tab/></text:span><text:span text:style-name="T6">1.</text:span>sudo apt-get update</text:p>
      <text:p text:style-name="P29"><text:tab/><text:tab/><text:span text:style-name="T33">2.</text:span>sudo apt-get install -y docker-ce</text:p>
      <text:p text:style-name="P24"><text:span text:style-name="T3"><text:tab/></text:span><text:span text:style-name="T10">8.</text:span>And the final step is installing docker compose:</text:p>
      <text:p text:style-name="P24"><text:span text:style-name="T3"><text:tab/><text:tab/></text:span><text:span text:style-name="T6">1.</text:span>sudo apt-get install -y docker-compose</text:p>
      <text:p text:style-name="P24"><text:span text:style-name="T3"><text:tab/></text:span><text:span text:style-name="T10">9.</text:span>Now lets enable the docker service which will start the daemon after reboots, start the service, and check to make sure docker is running:</text:p>
      <text:p text:style-name="P24"><text:tab/><text:tab/>sudo systemctl enable docker</text:p>
      <text:p text:style-name="P4"><text:tab/><text:tab/>sudo systemctl start docker</text:p>
      <text:p text:style-name="P29"><text:tab/><text:tab/>sudo systemctl status docker</text:p>
      <text:h text:style-name="P8" text:outline-level="2"><text:bookmark text:name="installing-kolide-fleet"/><text:span text:style-name="T38">7.</text:span>Installing Kolide Fleet</text:h>
      <text:p text:style-name="P24"><text:tab/><text:span text:style-name="T39">1.</text:span>Now we need to clone the Fleet repository in our $GOPATH:</text:p>
      <text:p text:style-name="P24"><text:tab/><text:tab/>mkdir -p <text:span text:style-name="T33">$GOPATH/</text:span>src/github.com/kolide</text:p>
      <text:p text:style-name="P4"><text:tab/><text:tab/>cd $GOPATH/src/github.com/kolide</text:p>
      <text:p text:style-name="Preformatted_20_Text"><text:span text:style-name="T45"><text:tab/><text:tab/>git clone </text:span><text:a xlink:type="simple" xlink:href="https://github.com/kolide/fleet.git" text:style-name="Internet_20_link" text:visited-style-name="Visited_20_Internet_20_Link">https://github.com/kolide/fleet.git</text:a></text:p>
      <text:p text:style-name="P29"><text:tab/><text:tab/>cd fleet</text:p>
      <text:p text:style-name="P24"><text:tab/><text:span text:style-name="T39">2.</text:span>If we've taken care of all the prerequisites the following commands should work as application dependencies, javascript bundles, and the binary is built.</text:p>
      <text:p text:style-name="P24"><text:tab/><text:tab/>make deps</text:p>
      <text:p text:style-name="P4"><text:tab/><text:tab/>make generate</text:p>
      <text:p text:style-name="P29"><text:tab/><text:tab/>make</text:p>
      <text:p text:style-name="P11"><text:span text:style-name="T45"><text:tab/></text:span><text:span text:style-name="T48">3.</text:span><text:span text:style-name="T45">I found it necessary to add </text:span><text:span text:style-name="Strong_20_Emphasis"><text:span text:style-name="T45">user: "1000:50"</text:span></text:span><text:span text:style-name="T45"> to the docker-compose.yml file to get things working properly, without it mysql will not startup, it throws an error, </text:span><text:a xlink:type="simple" xlink:href="https://github.com/docker-library/mysql/issues/219" text:style-name="Internet_20_link" text:visited-style-name="Visited_20_Internet_20_Link">"mysqld: Can't create/write to file '/tmp/' (Errcode: 13 - Permission denied)"</text:a></text:p>
      <text:p text:style-name="P9"/>
      <text:p text:style-name="P9"/>
      <text:p text:style-name="P24"><text:span text:style-name="T3"><text:tab/><text:tab/></text:span>services:</text:p>
      <text:p text:style-name="P4"><text:tab/><text:tab/>mysql:</text:p>
      <text:p text:style-name="P4"><text:s text:c="2"/><text:tab/><text:tab/>image: mysql:5.7</text:p>
      <text:p text:style-name="P4"><text:s text:c="2"/><text:tab/><text:tab/>user: "1000:50"</text:p>
      <text:p text:style-name="P4"><text:s text:c="2"/><text:tab/><text:tab/>volumes:</text:p>
      <text:p text:style-name="P29"><text:s text:c="4"/><text:tab/><text:tab/> <text:s text:c="2"/>- .:/tmp</text:p>
      <text:p text:style-name="P29"><text:span text:style-name="T37">8</text:span><text:span text:style-name="T38">.</text:span><text:span text:style-name="T35">Now its time to startup the infrastructure requirements for Fleet that includes redis, mysql server, and mailhog.</text:span></text:p>
      <text:p text:style-name="P29"><text:tab/>sudo docker-compose up</text:p>
      <text:p text:style-name="P29"><text:span text:style-name="T37">9</text:span><text:span text:style-name="T38">.</text:span><text:span text:style-name="T37">T</text:span><text:span text:style-name="T35">he next step is to setup the database schema</text:span></text:p>
      <text:p text:style-name="P24"><text:span text:style-name="T3"><text:tab/></text:span>./build/fleet prepare db</text:p>
      <text:p text:style-name="P9"><text:span text:style-name="T37">10</text:span><text:span text:style-name="T38">.</text:span><text:span text:style-name="T35">Its time to get the fleet server up and running</text:span></text:p>
      <text:p text:style-name="P24"><text:soft-page-break/><text:span text:style-name="T3"><text:tab/></text:span><text:span text:style-name="T10">1.</text:span>generate the random key</text:p>
      <text:p text:style-name="P24"><text:tab/><text:tab/><text:span text:style-name="T34">1.</text:span>openssl rand -base64 32</text:p>
      <text:p text:style-name="P24"><text:tab/><text:span text:style-name="T39">2.</text:span>The following command is how you do it, but make sure to substitute generate your own 32 character key</text:p>
      <text:p text:style-name="P25"><text:span text:style-name="T34"><text:tab/><text:tab/>1. <text:s text:c="2"/></text:span>./build/fleet serve –auth_jwt_key=”<text:span text:style-name="T34">here write random generated key</text:span>” <text:span text:style-name="T34">and run</text:span></text:p>
      <text:p text:style-name="P25"/>
      <text:p text:style-name="P15"><text:span text:style-name="T42">11. </text:span><text:span text:style-name="T41">Once the server is running open your browser and go to </text:span><text:a xlink:type="simple" xlink:href="https://localhost/" text:style-name="Internet_20_link" text:visited-style-name="Visited_20_Internet_20_Link">https://localhost</text:a><text:a xlink:type="simple" xlink:href="https://localhost:8080/" text:style-name="Internet_20_link" text:visited-style-name="Visited_20_Internet_20_Link"> </text:a><text:a xlink:type="simple" xlink:href="https://localhost:8080/" text:style-name="Internet_20_link" text:visited-style-name="Visited_20_Internet_20_Link"><text:span text:style-name="T44">or ip address </text:span></text:a><text:a xlink:type="simple" xlink:href="https://localhost:8080/" text:style-name="Internet_20_link" text:visited-style-name="Visited_20_Internet_20_Link"><text:span text:style-name="T41">:8080</text:span></text:a><text:span text:style-name="T45"> </text:span></text:p>
      <text:p text:style-name="P9"/>
      <text:p text:style-name="P10"/>
      <text:p text:style-name="P10">Reference: </text:p>
      <text:p text:style-name="P28"><text:a xlink:type="simple" xlink:href="https://www.fertilesecurity.com/kolide/" text:style-name="Internet_20_link" text:visited-style-name="Visited_20_Internet_20_Link">https://www.fertilesecurity.com/kolide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Roboto Mono" svg:font-family="'Roboto Mono', 'Courier New', Courier, monospace"/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54:09.332869852</meta:creation-date>
    <dc:date>2019-09-20T15:07:12.411230713</dc:date>
    <meta:editing-duration>PT6H38M5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587" meta:character-count="4181" meta:non-whitespace-character-count="3528"/>
  </office:meta>
</office:document-meta>
</file>